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elow is a list of the 22 questions included in <text:span text:style-name="Strong_20_Emphasis">SAQ A</text:span> for PCI DSS compliance. These questions are grouped under the applicable PCI DSS requirements for SAQ A, which are <text:span text:style-name="Strong_20_Emphasis">Requirements 2, 8, 9, and 12</text:span>. I've summarized each question to help you understand what's being asked.</text:p>
      <text:p text:style-name="Horizontal_20_Line"/>
      <text:h text:style-name="Heading_20_3" text:outline-level="3"><text:span text:style-name="Strong_20_Emphasis">Requirement 2: Do Not Use Vendor-Supplied Defaults for System Passwords and Other Security Parameters</text:span></text:h>
      <text:list text:style-name="L1">
        <text:list-item>
          <text:p text:style-name="P1"><text:span text:style-name="Strong_20_Emphasis">Changing Default Passwords and Settings</text:span></text:p>
          <text:list>
            <text:list-item>
              <text:p text:style-name="P2"><text:span text:style-name="Strong_20_Emphasis">Question</text:span>: Have you changed all vendor-supplied default passwords and security settings on your systems before installing them on your network?</text:p>
            </text:list-item>
            <text:list-item>
              <text:p text:style-name="P2"><text:span text:style-name="Strong_20_Emphasis">Explanation</text:span>: Default passwords are well-known and can be easily exploited. Ensure all defaults are replaced with strong, unique passwords.</text:p>
            </text:list-item>
          </text:list>
        </text:list-item>
        <text:list-item>
          <text:p text:style-name="P1"><text:span text:style-name="Strong_20_Emphasis">Removing Unnecessary Default Accounts</text:span></text:p>
          <text:list>
            <text:list-item>
              <text:p text:style-name="P2"><text:span text:style-name="Strong_20_Emphasis">Question</text:span>: Have you removed or disabled any unnecessary default accounts before installing systems on your network?</text:p>
            </text:list-item>
            <text:list-item>
              <text:p text:style-name="P1"><text:span text:style-name="Strong_20_Emphasis">Explanation</text:span>: Unused default accounts can be entry points for attackers. Disable or remove any that aren't needed.</text:p>
            </text:list-item>
          </text:list>
        </text:list-item>
      </text:list>
      <text:p text:style-name="Horizontal_20_Line"/>
      <text:h text:style-name="Heading_20_3" text:outline-level="3"><text:span text:style-name="Strong_20_Emphasis">Requirement 8: Identify and Authenticate Access to System Components</text:span></text:h>
      <text:list text:style-name="L2">
        <text:list-item>
          <text:p text:style-name="P3"><text:span text:style-name="Strong_20_Emphasis">Assigning Unique User IDs</text:span></text:p>
          <text:list>
            <text:list-item>
              <text:p text:style-name="P4"><text:span text:style-name="Strong_20_Emphasis">Question</text:span>: Do you assign a unique ID to each person with access to cardholder data or systems?</text:p>
            </text:list-item>
            <text:list-item>
              <text:p text:style-name="P4"><text:span text:style-name="Strong_20_Emphasis">Explanation</text:span>: Unique IDs ensure accountability and traceability of actions taken on systems.</text:p>
            </text:list-item>
          </text:list>
        </text:list-item>
        <text:list-item>
          <text:p text:style-name="P3"><text:span text:style-name="Strong_20_Emphasis">Implementing Strong Authentication Methods</text:span></text:p>
          <text:list>
            <text:list-item>
              <text:p text:style-name="P4"><text:span text:style-name="Strong_20_Emphasis">Question</text:span>: Do you employ strong authentication methods (like strong passwords) for all users?</text:p>
            </text:list-item>
            <text:list-item>
              <text:p text:style-name="P4"><text:span text:style-name="Strong_20_Emphasis">Explanation</text:span>: Strong authentication reduces the risk of unauthorized access.</text:p>
            </text:list-item>
          </text:list>
        </text:list-item>
        <text:list-item>
          <text:p text:style-name="P3"><text:span text:style-name="Strong_20_Emphasis">Password Policies and Management</text:span></text:p>
          <text:list>
            <text:list-item>
              <text:p text:style-name="P4"><text:span text:style-name="Strong_20_Emphasis">Question</text:span>: Do you have password policies requiring minimum length, complexity, and regular changes?</text:p>
            </text:list-item>
            <text:list-item>
              <text:p text:style-name="P4"><text:span text:style-name="Strong_20_Emphasis">Explanation</text:span>: Robust password policies enhance security by making passwords harder to guess or crack.</text:p>
            </text:list-item>
          </text:list>
        </text:list-item>
        <text:list-item>
          <text:p text:style-name="P3"><text:span text:style-name="Strong_20_Emphasis">Secure Password Storage and Transmission</text:span></text:p>
          <text:list>
            <text:list-item>
              <text:p text:style-name="P4"><text:span text:style-name="Strong_20_Emphasis">Question</text:span>: Are passwords securely stored and transmitted (e.g., encrypted)?</text:p>
            </text:list-item>
            <text:list-item>
              <text:p text:style-name="P4"><text:span text:style-name="Strong_20_Emphasis">Explanation</text:span>: Protects passwords from being intercepted or accessed in plaintext.</text:p>
            </text:list-item>
          </text:list>
        </text:list-item>
        <text:list-item>
          <text:p text:style-name="P3"><text:span text:style-name="Strong_20_Emphasis">User Account Management Procedures</text:span></text:p>
          <text:list>
            <text:list-item>
              <text:p text:style-name="P4"><text:span text:style-name="Strong_20_Emphasis">Question</text:span>: Do you have procedures for adding, deleting, and modifying user accounts and access?</text:p>
            </text:list-item>
            <text:list-item>
              <text:p text:style-name="P4"><text:soft-page-break/><text:span text:style-name="Strong_20_Emphasis">Explanation</text:span>: Proper account management ensures that only authorized users have access.</text:p>
            </text:list-item>
          </text:list>
        </text:list-item>
        <text:list-item>
          <text:p text:style-name="P3"><text:span text:style-name="Strong_20_Emphasis">Removing Inactive User Accounts</text:span></text:p>
          <text:list>
            <text:list-item>
              <text:p text:style-name="P4"><text:span text:style-name="Strong_20_Emphasis">Question</text:span>: Are inactive user accounts removed or disabled within 90 days?</text:p>
            </text:list-item>
            <text:list-item>
              <text:p text:style-name="P4"><text:span text:style-name="Strong_20_Emphasis">Explanation</text:span>: Reduces the risk of old accounts being exploited.</text:p>
            </text:list-item>
          </text:list>
        </text:list-item>
        <text:list-item>
          <text:p text:style-name="P3"><text:span text:style-name="Strong_20_Emphasis">Physical Access Control for Authentication Devices</text:span></text:p>
          <text:list>
            <text:list-item>
              <text:p text:style-name="P4"><text:span text:style-name="Strong_20_Emphasis">Question</text:span>: Do you ensure that devices used for authentication (like tokens or smart cards) are assigned to individuals and not shared?</text:p>
            </text:list-item>
            <text:list-item>
              <text:p text:style-name="P3"><text:span text:style-name="Strong_20_Emphasis">Explanation</text:span>: Prevents unauthorized use of authentication devic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Requirement 9: Restrict Physical Access to Cardholder Data</text:span></text:h>
      <text:list text:style-name="L3">
        <text:list-item>
          <text:p text:style-name="P5"><text:span text:style-name="Strong_20_Emphasis">Physical Access Controls to Systems</text:span></text:p>
          <text:list>
            <text:list-item>
              <text:p text:style-name="P6"><text:span text:style-name="Strong_20_Emphasis">Question</text:span>: Do you use physical security controls to restrict access to systems that store, process, or transmit cardholder data?</text:p>
            </text:list-item>
            <text:list-item>
              <text:p text:style-name="P6"><text:span text:style-name="Strong_20_Emphasis">Explanation</text:span>: Physical barriers prevent unauthorized personnel from accessing sensitive areas.</text:p>
            </text:list-item>
          </text:list>
        </text:list-item>
        <text:list-item>
          <text:p text:style-name="P5"><text:span text:style-name="Strong_20_Emphasis">Visitor Identification and Logging</text:span></text:p>
          <text:list>
            <text:list-item>
              <text:p text:style-name="P6"><text:span text:style-name="Strong_20_Emphasis">Question</text:span>: Do you properly identify and authorize visitors, and maintain a log of visitor activity to sensitive areas?</text:p>
            </text:list-item>
            <text:list-item>
              <text:p text:style-name="P6"><text:span text:style-name="Strong_20_Emphasis">Explanation</text:span>: Keeps track of who is entering sensitive areas and when.</text:p>
            </text:list-item>
          </text:list>
        </text:list-item>
        <text:list-item>
          <text:p text:style-name="P5"><text:span text:style-name="Strong_20_Emphasis">Securing Media Containing Cardholder Data</text:span></text:p>
          <text:list>
            <text:list-item>
              <text:p text:style-name="P6"><text:span text:style-name="Strong_20_Emphasis">Question</text:span>: Do you securely store media containing cardholder data in locked areas?</text:p>
            </text:list-item>
            <text:list-item>
              <text:p text:style-name="P6"><text:span text:style-name="Strong_20_Emphasis">Explanation</text:span>: Protects physical media (like USB drives, CDs) from unauthorized access.</text:p>
            </text:list-item>
          </text:list>
        </text:list-item>
        <text:list-item>
          <text:p text:style-name="P5"><text:span text:style-name="Strong_20_Emphasis">Destruction of Media When No Longer Needed</text:span></text:p>
          <text:list>
            <text:list-item>
              <text:p text:style-name="P6"><text:span text:style-name="Strong_20_Emphasis">Question</text:span>: Do you destroy media containing cardholder data when it's no longer needed, so data cannot be reconstructed?</text:p>
            </text:list-item>
            <text:list-item>
              <text:p text:style-name="P6"><text:span text:style-name="Strong_20_Emphasis">Explanation</text:span>: Prevents recovery of sensitive data from discarded media.</text:p>
            </text:list-item>
          </text:list>
        </text:list-item>
        <text:list-item>
          <text:p text:style-name="P5"><text:span text:style-name="Strong_20_Emphasis">Logging and Management Approval for Media Movements</text:span></text:p>
          <text:list>
            <text:list-item>
              <text:p text:style-name="P6"><text:span text:style-name="Strong_20_Emphasis">Question</text:span>: Do you maintain strict control over the internal or external distribution of any kind of media that contains cardholder data?</text:p>
            </text:list-item>
            <text:list-item>
              <text:p text:style-name="P5"><text:span text:style-name="Strong_20_Emphasis">Explanation</text:span>: Ensures all movements of sensitive media are tracked and approved.</text:p>
            </text:list-item>
          </text:list>
        </text:list-item>
      </text:list>
      <text:p text:style-name="Horizontal_20_Line"/>
      <text:h text:style-name="Heading_20_3" text:outline-level="3"><text:span text:style-name="Strong_20_Emphasis">Requirement 12: Maintain a Policy That Addresses Information Security</text:span></text:h>
      <text:list text:style-name="L4">
        <text:list-item>
          <text:p text:style-name="P7"><text:span text:style-name="Strong_20_Emphasis">Information Security Policy Documentation</text:span></text:p>
          <text:list>
            <text:list-item>
              <text:p text:style-name="P8"><text:span text:style-name="Strong_20_Emphasis">Question</text:span>: Do you have a documented information security policy that is reviewed at least annually and communicated to all personnel?</text:p>
            </text:list-item>
            <text:list-item>
              <text:p text:style-name="P8"><text:span text:style-name="Strong_20_Emphasis">Explanation</text:span>: A formal policy sets the organization's security expectations and responsibilities.</text:p>
            </text:list-item>
          </text:list>
        </text:list-item>
        <text:list-item>
          <text:p text:style-name="P7"><text:soft-page-break/><text:span text:style-name="Strong_20_Emphasis">Daily Operational Security Procedures</text:span></text:p>
          <text:list>
            <text:list-item>
              <text:p text:style-name="P8"><text:span text:style-name="Strong_20_Emphasis">Question</text:span>: Do you have daily operational security procedures consistent with PCI DSS requirements?</text:p>
            </text:list-item>
            <text:list-item>
              <text:p text:style-name="P8"><text:span text:style-name="Strong_20_Emphasis">Explanation</text:span>: Ensures ongoing compliance and security in daily activities.</text:p>
            </text:list-item>
          </text:list>
        </text:list-item>
        <text:list-item>
          <text:p text:style-name="P7"><text:span text:style-name="Strong_20_Emphasis">Security Awareness Program for Personnel</text:span></text:p>
          <text:list>
            <text:list-item>
              <text:p text:style-name="P8"><text:span text:style-name="Strong_20_Emphasis">Question</text:span>: Do you have a security awareness program to educate personnel on the importance of cardholder data security?</text:p>
            </text:list-item>
            <text:list-item>
              <text:p text:style-name="P8"><text:span text:style-name="Strong_20_Emphasis">Explanation</text:span>: Training helps employees understand their role in protecting data.</text:p>
            </text:list-item>
          </text:list>
        </text:list-item>
        <text:list-item>
          <text:p text:style-name="P7"><text:span text:style-name="Strong_20_Emphasis">Incident Response Plan Documentation</text:span></text:p>
          <text:list>
            <text:list-item>
              <text:p text:style-name="P8"><text:span text:style-name="Strong_20_Emphasis">Question</text:span>: Do you have an incident response plan to respond to system breaches or data theft?</text:p>
            </text:list-item>
            <text:list-item>
              <text:p text:style-name="P8"><text:span text:style-name="Strong_20_Emphasis">Explanation</text:span>: Preparedness to handle security incidents minimizes damage and recovery time.</text:p>
            </text:list-item>
          </text:list>
        </text:list-item>
        <text:list-item>
          <text:p text:style-name="P7"><text:span text:style-name="Strong_20_Emphasis">Service Provider List Maintenance</text:span></text:p>
          <text:list>
            <text:list-item>
              <text:p text:style-name="P8"><text:span text:style-name="Strong_20_Emphasis">Question</text:span>: Do you maintain a list of service providers who handle cardholder data, including a description of services provided?</text:p>
            </text:list-item>
            <text:list-item>
              <text:p text:style-name="P8"><text:span text:style-name="Strong_20_Emphasis">Explanation</text:span>: Knowing who your service providers are is essential for managing compliance.</text:p>
            </text:list-item>
          </text:list>
        </text:list-item>
        <text:list-item>
          <text:p text:style-name="P7"><text:span text:style-name="Strong_20_Emphasis">Service Provider PCI DSS Compliance Monitoring</text:span></text:p>
          <text:list>
            <text:list-item>
              <text:p text:style-name="P8"><text:span text:style-name="Strong_20_Emphasis">Question</text:span>: Do you monitor your service providers’ PCI DSS compliance status at least annually?</text:p>
            </text:list-item>
            <text:list-item>
              <text:p text:style-name="P8"><text:span text:style-name="Strong_20_Emphasis">Explanation</text:span>: Ensures that third parties maintain required security standards.</text:p>
            </text:list-item>
          </text:list>
        </text:list-item>
        <text:list-item>
          <text:p text:style-name="P7"><text:span text:style-name="Strong_20_Emphasis">Written Agreements with Service Providers</text:span></text:p>
          <text:list>
            <text:list-item>
              <text:p text:style-name="P8"><text:span text:style-name="Strong_20_Emphasis">Question</text:span>: Do you have written agreements with service providers acknowledging their responsibility for cardholder data security?</text:p>
            </text:list-item>
            <text:list-item>
              <text:p text:style-name="P8"><text:span text:style-name="Strong_20_Emphasis">Explanation</text:span>: Formal agreements hold service providers accountable.</text:p>
            </text:list-item>
          </text:list>
        </text:list-item>
        <text:list-item>
          <text:p text:style-name="P7"><text:span text:style-name="Strong_20_Emphasis">Annual Incident Response Plan Testing and Personnel Training</text:span></text:p>
          <text:list>
            <text:list-item>
              <text:p text:style-name="P8"><text:span text:style-name="Strong_20_Emphasis">Question</text:span>: Do you test your incident response plan at least annually and train relevant personnel on their responsibilities?</text:p>
            </text:list-item>
            <text:list-item>
              <text:p text:style-name="P7"><text:span text:style-name="Strong_20_Emphasis">Explanation</text:span>: Regular testing and training ensure the plan is effective and everyone knows their role.</text:p>
            </text:list-item>
          </text:list>
        </text:list-item>
      </text:list>
      <text:p text:style-name="Horizontal_20_Line"/>
      <text:p text:style-name="Text_20_body">These 22 questions are designed to confirm that you, as a merchant eligible for SAQ A, have appropriate policies and procedures in place to protect cardholder data, even though you outsource all cardholder data functions to third-party service providers. They focus on ensuring that your organization:</text:p>
      <text:list text:style-name="L5">
        <text:list-item>
          <text:p text:style-name="P10">Does not store, process, or transmit cardholder data on your own systems or premises.</text:p>
        </text:list-item>
        <text:list-item>
          <text:p text:style-name="P10">Has proper security policies and procedures.</text:p>
        </text:list-item>
        <text:list-item>
          <text:p text:style-name="P10">Manages and monitors service providers' compliance.</text:p>
        </text:list-item>
        <text:list-item>
          <text:p text:style-name="P10">Maintains physical security controls where applicable.</text:p>
        </text:list-item>
        <text:list-item>
          <text:p text:style-name="P9">Ensures personnel are aware of security responsibilities.</text:p>
        </text:list-item>
      </text:list>
      <text:p text:style-name="Text_20_body"><text:soft-page-break/><text:span text:style-name="Strong_20_Emphasis">Note</text:span>: While these questions are summaries, it's crucial to refer to the official SAQ A document provided by the PCI Security Standards Council for the exact wording and to ensure full compliance. Consulting with a Qualified Security Assessor (QSA) is also recommended for accurate guidan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22:49:05.968000000</meta:creation-date>
    <dc:date>2024-10-11T22:49:46.323000000</dc:date>
    <meta:editing-duration>PT39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78" meta:word-count="997" meta:character-count="6699" meta:non-whitespace-character-count="5851"/>
  </office:meta>
</office:document-meta>
</file>